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Verdana" fo:font-size="16pt" fo:font-weight="bold" style:font-size-asian="16pt" style:font-weight-asian="bold" style:font-size-complex="16pt" style:font-weight-complex="bold"/>
    </style:style>
    <style:style style:name="P2" style:family="paragraph" style:parent-style-name="Standard">
      <style:text-properties style:font-name="Verdana" fo:font-size="14pt"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style:font-name="Verdana" fo:font-size="12pt" fo:font-weight="bold" style:font-size-asian="12pt" style:font-weight-asian="bold" style:font-size-complex="12pt" style:font-weight-complex="bold"/>
    </style:style>
    <style:style style:name="P4" style:family="paragraph" style:parent-style-name="Standard">
      <style:text-properties style:font-name="Verdana" fo:font-size="12pt" fo:font-weight="normal" style:font-size-asian="12pt" style:font-weight-asian="normal" style:font-size-complex="12pt" style:font-weight-complex="normal"/>
    </style:style>
    <style:style style:name="P5" style:family="paragraph" style:parent-style-name="Standard">
      <style:paragraph-properties fo:text-align="center" style:justify-single-word="false"/>
      <style:text-properties style:font-name="Verdana" fo:font-size="18pt" fo:font-weight="bold" style:font-size-asian="18pt" style:font-weight-asian="bold" style:font-size-complex="18pt" style:font-weight-complex="bold"/>
    </style:style>
    <style:style style:name="P6" style:family="paragraph" style:parent-style-name="Standard">
      <style:text-properties fo:color="#000000" style:font-name="Verdana" fo:font-size="12pt" fo:font-weight="normal" style:font-size-asian="12pt" style:font-weight-asian="normal" style:font-size-complex="12pt" style:font-weight-complex="normal"/>
    </style:style>
    <style:style style:name="P7" style:family="paragraph" style:parent-style-name="Standard">
      <style:text-properties fo:color="#000000" style:font-name="Verdana" fo:font-size="12pt" fo:font-weight="bold" style:font-size-asian="12pt" style:font-weight-asian="bold" style:font-size-complex="12pt" style:font-weight-complex="bold"/>
    </style:style>
    <style:style style:name="P8" style:family="paragraph" style:parent-style-name="Standard">
      <style:text-properties fo:font-variant="normal" fo:text-transform="none" fo:color="#000000" style:font-name="Verdana" fo:font-size="12pt" fo:letter-spacing="normal" fo:font-style="normal" fo:font-weight="normal" style:font-size-asian="12pt" style:font-weight-asian="normal" style:font-size-complex="12pt" style:font-weight-complex="normal"/>
    </style:style>
    <style:style style:name="P9" style:family="paragraph" style:parent-style-name="Standard" style:list-style-name="L2">
      <style:text-properties fo:font-variant="normal" fo:text-transform="none" fo:color="#000000" style:font-name="Verdana" fo:font-size="12pt" fo:letter-spacing="normal" fo:font-style="normal" fo:font-weight="normal" style:font-size-asian="12pt" style:font-weight-asian="normal" style:font-size-complex="12pt" style:font-weight-complex="normal"/>
    </style:style>
    <style:style style:name="P10" style:family="paragraph" style:parent-style-name="Standard" style:list-style-name="L4">
      <style:text-properties fo:font-variant="normal" fo:text-transform="none" fo:color="#000000" style:font-name="Verdana" fo:font-size="12pt" fo:letter-spacing="normal" fo:font-style="normal" fo:font-weight="normal" style:font-size-asian="12pt" style:font-weight-asian="normal" style:font-size-complex="12pt" style:font-weight-complex="normal"/>
    </style:style>
    <style:style style:name="P11" style:family="paragraph" style:parent-style-name="Standard" style:list-style-name="L1">
      <style:text-properties style:font-name="Verdana" fo:font-size="12pt" fo:font-weight="normal" style:font-size-asian="12pt" style:font-weight-asian="normal" style:font-size-complex="12pt" style:font-weight-complex="normal"/>
    </style:style>
    <style:style style:name="P12" style:family="paragraph" style:parent-style-name="Standard">
      <style:text-properties style:font-name="Verdana" fo:font-size="14pt" fo:font-weight="bold" style:font-size-asian="14pt" style:font-weight-asian="bold" style:font-size-complex="14pt" style:font-weight-complex="bold"/>
    </style:style>
    <style:style style:name="P13" style:family="paragraph" style:parent-style-name="Standard" style:list-style-name="L2">
      <style:text-properties fo:color="#000000" style:font-name="Verdana" fo:font-size="12pt" fo:font-weight="normal" style:font-size-asian="12pt" style:font-weight-asian="normal" style:font-size-complex="12pt" style:font-weight-complex="normal"/>
    </style:style>
    <style:style style:name="P14" style:family="paragraph" style:parent-style-name="Standard" style:list-style-name="L3">
      <style:text-properties fo:color="#000000" style:font-name="Verdana" fo:font-size="12pt" fo:font-weight="normal" style:font-size-asian="12pt" style:font-weight-asian="normal" style:font-size-complex="12pt" style:font-weight-complex="normal"/>
    </style:style>
    <style:style style:name="P15" style:family="paragraph" style:parent-style-name="Standard" style:list-style-name="L4"/>
    <style:style style:name="P16" style:family="paragraph" style:parent-style-name="Standard">
      <style:paragraph-properties fo:margin-left="0cm" fo:margin-right="0cm" fo:text-indent="0cm" style:auto-text-indent="false"/>
      <style:text-properties fo:color="#000000" style:font-name="Verdana" fo:font-size="12pt" fo:font-weight="bold" style:font-size-asian="12pt" style:font-weight-asian="bold" style:font-size-complex="12pt" style:font-weight-complex="bold"/>
    </style:style>
    <style:style style:name="P17" style:family="paragraph" style:parent-style-name="Standard">
      <style:paragraph-properties fo:margin-left="0cm" fo:margin-right="0cm" fo:text-indent="0cm" style:auto-text-indent="false"/>
      <style:text-properties fo:font-variant="normal" fo:text-transform="none" fo:color="#000000" style:font-name="Verdana" fo:font-size="12pt" fo:letter-spacing="normal" fo:font-style="normal" fo:font-weight="normal" style:font-size-asian="12pt" style:font-size-complex="12pt"/>
    </style:style>
    <style:style style:name="P18" style:family="paragraph" style:parent-style-name="Standard">
      <style:paragraph-properties fo:margin-left="0cm" fo:margin-right="0cm" fo:text-indent="0cm" style:auto-text-indent="false"/>
      <style:text-properties fo:font-variant="normal" fo:text-transform="none" fo:color="#000000" style:font-name="Verdana" fo:font-size="12pt" fo:letter-spacing="normal" fo:font-style="normal" fo:font-weight="normal" style:font-size-asian="12pt" style:font-weight-asian="normal" style:font-size-complex="12pt" style:font-weight-complex="normal"/>
    </style:style>
    <style:style style:name="P19" style:family="paragraph" style:parent-style-name="Standard">
      <style:paragraph-properties fo:margin-left="0cm" fo:margin-right="0cm" fo:text-indent="0cm" style:auto-text-indent="false"/>
      <style:text-properties fo:font-variant="normal" fo:text-transform="none" fo:color="#000000" style:font-name="Verdana" fo:font-size="12pt" fo:letter-spacing="normal" fo:font-style="normal" fo:font-weight="bold" style:font-size-asian="12pt" style:font-weight-asian="bold" style:font-size-complex="12pt" style:font-weight-complex="bold"/>
    </style:style>
    <style:style style:name="T1" style:family="text">
      <style:text-properties fo:font-variant="normal" fo:text-transform="none" fo:letter-spacing="normal" fo:font-style="normal"/>
    </style:style>
    <style:style style:name="T2" style:family="text">
      <style:text-properties fo:font-variant="normal" fo:text-transform="none" fo:letter-spacing="normal" fo:font-style="normal" fo:font-weight="normal"/>
    </style:style>
    <style:style style:name="T3" style:family="text">
      <style:text-properties fo:font-variant="normal" fo:text-transform="none" fo:color="#000000" style:font-name="Verdana" fo:font-size="12pt" fo:letter-spacing="normal" fo:font-style="normal" fo:font-weight="normal" style:font-size-asian="12pt" style:font-weight-asian="normal" style:font-size-complex="12pt" style:font-weight-complex="normal"/>
    </style:style>
    <style:style style:name="T4" style:family="text">
      <style:text-properties fo:color="#000000" style:font-name="Verdana" fo:font-size="12pt" fo:font-weight="normal" style:font-size-asian="12pt" style:font-weight-asian="normal" style:font-size-complex="12pt" style:font-weight-complex="normal"/>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Forsaken Bastion's Fall</text:p>
      <text:p text:style-name="P3">The Hive Workshop Staff Presentation</text:p>
      <text:p text:style-name="P1"/>
      <text:p text:style-name="P2">Overview</text:p>
      <text:p text:style-name="P6"><text:span text:style-name="T1">Forsaken Bastion's Fall (FBF) is a map that combines Tower Defense gameplay with an AoS-like Hero PvP Battle. Our project started in 2008, when it was known as Defense of the Undead (DotU). As time went on, ideas, criticizing, and suggestions reshaped DotU into a whole new map, completely remade from scratch.</text:span><text:line-break/><text:line-break/><text:span text:style-name="T1">FBF is set in a completely new universe with an extensive lore that keeps growing as the time goes by. It is set in a key point of the World's history: At the very end of a long war that present many great changes at social, political and religious levels. The players can choose from 2 teams and 5 different factions. The Forsaken, an ancient cult of necromancers and it's undead army, have to defend their last fortress from The Coalition, a frail alliance of human nations using their last resources to take down the Forsaken.</text:span><text:line-break/><text:line-break/><text:span text:style-name="T1">There is a total of 4 factions, 27 heroes, 104 items (8 base items and 24 items unique to each faction), 27 minions with varied statistics and skills, and 11 towers for the Forsaken to use. Alongside a great terrain and an extensive lore.</text:span></text:p>
      <text:p text:style-name="P8"/>
      <text:p text:style-name="P6"><text:span text:style-name="T1">Finally, Forsaken Bastion's Fall Open Beta was released on Jan 23, 2014! With 5 hostbots ready for everyone to just plug-and-play!</text:span> </text:p>
      <text:p text:style-name="P7"/>
      <text:p text:style-name="P2">Objectives &amp; Goal</text:p>
      <text:p text:style-name="P4">Forsaken Bastion's Fall strives to be the best AoS it can be. Every team member does his best to excel at their tasks, in order to offer the players the most entertaining possible experience. </text:p>
      <text:p text:style-name="P4"/>
      <text:list xml:id="list8148575086525091223" text:style-name="L1">
        <text:list-item>
          <text:p text:style-name="P11">The terrain is designed not only to create the perfect atmosphere but to force the players to clash altoghether, resulting in epic battles.</text:p>
        </text:list-item>
        <text:list-item>
          <text:p text:style-name="P11">The coding team works extra hours to delicately balance the game, paying much attention to the player's feedback. They are the ones that work the magic, giving life to ideas, concepts, characters, spells and many of the mod's features.</text:p>
        </text:list-item>
        <text:list-item>
          <text:p text:style-name="P11">The writer's do all in the power to give the mod context and a solid foundation, and to give the characters emotion and life. They are the ones in charge of crafting a brand new universe for the players to sink their minds in.</text:p>
        </text:list-item>
        <text:list-item>
          <text:p text:style-name="P11">With the colaboration of several artist, FBF also features a varied amount of visual expression, that expands the mod beyond the limits of the Warcraft 3 Editor.</text:p>
        </text:list-item>
        <text:list-item>
          <text:p text:style-name="P11">We also mean to entertain the players outside the mod itself, by offering contests (one already done!), a webpage with information on the map, a forum for the comunity, and a lore expanded with short stories. </text:p>
        </text:list-item>
      </text:list>
      <text:p text:style-name="P2"/>
      <text:p text:style-name="P2">The Plot and Setting</text:p>
      <text:p text:style-name="P17"><text:soft-page-break/><text:span text:style-name="T5">They say that every five-hundred-thousand suns a new age arises. It's the year 1370 of the third era. Below a roof of clouds as dark as night, the Coalition's soldiers stand at the Bastion's gate. The Heart of the Forsaken, commander of the undead, is readying it's ultimate spell: to raise all the dead. From the faded giant bones buried in the snow of the Northern Mountains to the largest pirate fleet sunk below the sea to the South.</text:span> </text:p>
      <text:p text:style-name="P17"/>
      <text:p text:style-name="P17">Fifteen years before, the Regnum was at the brink of a civil war. The church had turned against the royal family and was gaining more power over the state; a new cult, the Order of the Moon, threatened to rally the southern provinces against the army; and the Paladins, defenders of the people and the king alike, had long forgotten their divine duties; divided, fighting against each other.</text:p>
      <text:p text:style-name="P17"/>
      <text:p text:style-name="P19">That same year, King Marco Mithas of the Kingdom d'Or, known for his vast wealth and insatiable desires, named an old man named Cáligo as his right hand. A wizard from the southern Regnum provinces that quickly befriended King Mithas. Secretly, he was the last remaining member of an old necromantic cult: The Forsaken.</text:p>
      <text:p text:style-name="P17"/>
      <text:p text:style-name="P17">The people had lost hope in their rulers. The King and his councellors decided to unite the people against a common foe: the Empire of the North, a nation once a part of the Regnum itself. The leaders of the Order of the Moon were captured and made to promote the war among it's followers. The rebellious Paladin orders were payed great amounts of gold to join the army's ranks. Thus, inside enemies were neutralised and the possibility of a major rebellion, seemingly delayed.</text:p>
      <text:p text:style-name="P17"/>
      <text:p text:style-name="P19">On the twelve century of the third era, the Twin Suns Church became wary of the Forsaken. Their experiments with the dead, at first mild, quickly grew in scale and power. The Magi's Guild of the Regnum protected the Forsaken for as long as they could, but the Magi gave them up to the Paladin orders. With one swift strike, the justice-bringers mercilessly killed every Forsaken. Only one survived, yet barely breathing.</text:p>
      <text:p text:style-name="P17"/>
      <text:p text:style-name="P17">Despite all their efforts, the war quickly turned against the Regnum. The King's public image plummeted to the ground as most border towns declared themselves independent or pledged allegiance to the Emperor of the Northern Lands. The Order further worsened the situation by preaching against the King and <text:span text:style-name="T6">"the war that only serves his ego"</text:span>. The Regnum lost territories with every passing day until, finally the tides were changed: The Empire fell into a civil war of their own. They looked for help in the neutral Kingdom d'Or but it's elite army failed to appear as promised and the Regnum defeated them in two key battles that gave way to their unstoppable advance. Half of the Empire's army had been retreated to the north in order to quell the revolts organised by The Aurora, philosophers and scientists.</text:p>
      <text:p text:style-name="P17"/>
      <text:p text:style-name="P19"><text:soft-page-break/>Soon after the Wizard's naming, Marco Vas was born, prince of the Kingdom d'Or. And soon after that, the King was killed with a Forsaken ritual dagger. The cursed blade became the ruler's soul eternal prison, and Cáligo became the regent lord. Through his spells, he manipulated the high ranking authorities and controlled anyone who could acusse him of the crime. When the Prince grew up, he was crowned king in a luxurious ceremony, but he was only the Wizard's puppet, ruling the Kindom from the shadows. Yet, this was not his goal: to merely seize power of the kingdom.</text:p>
      <text:p text:style-name="P17"/>
      <text:p text:style-name="P17">The Empire failed to defeat both of it's foes. The Nova Republic was founded by the Aurora, and the Regnum almost doubled it's territories by the Empire's demise. Tens of mercenary and assassin guilds were formed from it's ashes. The Regnum's unity was restored, but war broke out between the two victors, and the Order yet again rallied the people against the church and the state alike. Amidst the struggles, the heirless King was killed in his chambers by an assassin of unknown allegiance. He was never seen again.</text:p>
      <text:p text:style-name="P17"/>
      <text:p text:style-name="P19">Now in control, Cáligo's next move was to raise the dead and unleash his black magic upon the kingdom, transforming it, twisting it to his will. A dark perversion of what became of his mind. For this next step he needed the flaming new king. Cáligo would transfer his soul to Marco Vas' body, thus taking possession of it. His body was old and weak, unlike that of his future host. But the ruler turned out not to be as naive and weak-willed as he seemed. He fought against the Wizard's spell and the clash caused the Prince's body to implode, leaving in place his floating, beating heart. From the Wizard's body <text:s/>dark energy was released over the Kingdom, twisting it to resemble his tainted mind.</text:p>
      <text:p text:style-name="P19"/>
      <text:p text:style-name="P18">The war became endless for the Regnum. The loss of the King and the many protests and infightings worsened the situation. The Twin Suns High Archbishop took control of the state, and gave royal immunity to the Paladin Order he came from. This sect became a sort of Inquisition and smashed the insurgents with merciless violence. Without warning, the Kingdom d'Or's army marched in to the Regnum's territories, and now they were at war on two fronts. But it was not a common army. Reports told of the dead rising from the battlefields and of monstrous beings without humanity. They called themselves The Forsaken and, like a giant wave that crashes the shores, they destroyed everything in their path. Among the first casualties were the Magi's Guild. Wiped out as the old Forsaken were at the hands of the Paladins.</text:p>
      <text:p text:style-name="P18"/>
      <text:p text:style-name="P16"><text:span text:style-name="T1">Yet, despite the might of the Wizard's magic and the undead army, the Regnum and the Republic quickly understood what a great menace the Forsaken were. What they did withing the secrecy of the Kingdom d'Or and what they could do should their black magic be unleashed. They arranged a ceasefire and became temporary allies toghether with the Order of the Moon, thus forming The Coalition. The first few battles favored the Forsaken, but an unexpected invasion launched by the </text:span><text:soft-page-break/><text:span text:style-name="T1">foreign Bel'Trama to the north yet again turned the tides of the war. They joined the Coalition soon after.</text:span><text:line-break/><text:line-break/>T<text:span text:style-name="T2">he tired Coalition forces pushed the Forsaken back to the very heart of the Kingdom d'Or, the Forsaken Bastion, wherein resides the Heart. As all of it's dreams begin to fall apart, the Wizard readies his last and ultimate spell, one that will assure his victory. But such a spell requires all the energy within the Heart, ending it's existance. The calendars mark the year 1370 of the third era as the rise of a new age. The age of darkness? The age of the Forsaken? Or and age of peace?</text:span></text:p>
      <text:p text:style-name="P2"/>
      <text:p text:style-name="P2">Gameplay</text:p>
      <text:p text:style-name="P7"><text:span text:style-name="T2">Forsaken Bastion's Fall is a multiplayer map that pits two sides, of up to 6 players each, one against the other. The Forsaken have to defend the Bastion form the Coalition team, while these try to reach the end and destroy the almighty heart, ruler of all undead.</text:span><text:line-break/><text:line-break/><text:span text:style-name="T2">The players start in the Tower Defense stage, where The Forsaken team has to strategically place a series of different towers to stop the Alliance and it's waves of minions from reaching the entrance. The total number of waves is limited to 20 so the Alliance players need to end this stage as quickly as possible.</text:span><text:line-break/><text:line-break/><text:span text:style-name="T2">When the Alliance reaches the Bastion's Gates, the AoS stage begins. The Forsaken, alongside minions of their own and NPC allied bosses, they will have to defend the corridors of the stronghold from the Alliance's efforts to reach the end. The Alliance wins if they do so within the 20 minion waves, and the Forsaken win if they succesfully defeat all waves before their enemies complete their goal.</text:span> </text:p>
      <text:p text:style-name="P7"/>
      <text:p text:style-name="P6">Tower Defense:</text:p>
      <text:list xml:id="list6081770477045072214" text:style-name="L2">
        <text:list-item>
          <text:p text:style-name="P9">The towers are pretty standard, mostly meant for dealing damage. A handful of them have special abilities and effects.</text:p>
        </text:list-item>
        <text:list-item>
          <text:p text:style-name="P13"><text:span text:style-name="T1">The towers are paid in wood, which is given to the Forsaken players at the end of every round and can not be obtained in any other way.</text:span> </text:p>
        </text:list-item>
      </text:list>
      <text:p text:style-name="P6"/>
      <text:p text:style-name="P6">AoS:</text:p>
      <text:list xml:id="list3840907726330094752" text:style-name="L3">
        <text:list-item>
          <text:p text:style-name="P14">There's only one road to the end. This forces the players to fight it all out in big and flashy battles.</text:p>
        </text:list-item>
      </text:list>
      <text:list xml:id="list7737520876461908769" text:style-name="L4">
        <text:list-item>
          <text:p text:style-name="P10">The Forsaken players now control their own heroes and all playable character statistics are rebalanced to fit the stage. </text:p>
        </text:list-item>
        <text:list-item>
          <text:p text:style-name="P10">The Coalition players will have a tougher time dealing with their enemies, as they not only face player heroes but also, the Forsaken minion waves and a set number of bosses.</text:p>
        </text:list-item>
        <text:list-item>
          <text:p text:style-name="P15"><text:span text:style-name="T3">But now the defending players lose the protection of the towers and run the risk of being vulnerable to their enemy's attacks.</text:span><text:span text:style-name="T4"> </text:span></text:p>
        </text:list-item>
      </text:list>
      <text:p text:style-name="P2"/>
      <text:p text:style-name="P2">DOWNLOAD BUTTON!</text:p>
      <text:p text:style-name="P4"/>
      <text:p text:style-name="P2"><text:soft-page-break/>Screens</text:p>
      <text:p text:style-name="P2"/>
      <text:p text:style-name="P2">Extra info</text:p>
      <text:p text:style-name="P2"><text:a xlink:type="simple" xlink:href="http://forsaken-bastions-fall.com/">http://forsaken-bastions-fall.com/</text:a></text:p>
      <text:p text:style-name="P2"><text:a xlink:type="simple" xlink:href="http://www.hiveworkshop.com/forums/map-development-202/forsaken-bastions-fall-242443/">http://www.hiveworkshop.com/forums/map-development-202/forsaken-bastions-fall-242443/</text:a></text:p>
      <text:p text:style-name="P2"><text:a xlink:type="simple" xlink:href="http://www.moddb.com/mods/forsaken-bastions-fall">http://www.moddb.com/mods/forsaken-bastions-fall</text:a></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21M3S</meta:editing-duration>
    <meta:editing-cycles>4</meta:editing-cycles>
    <meta:generator>OpenOffice.org/3.4.1$Win32 OpenOffice.org_project/341m1$Build-9593</meta:generator>
    <dc:date>2014-02-10T01:46:42.15</dc:date>
    <meta:document-statistic meta:table-count="0" meta:image-count="0" meta:object-count="0" meta:page-count="5" meta:paragraph-count="40" meta:word-count="1906" meta:character-count="11009"/>
    <meta:user-defined meta:name="Info 1"/>
    <meta:user-defined meta:name="Info 2"/>
    <meta:user-defined meta:name="Info 3"/>
    <meta:user-defined meta:name="Info 4"/>
  </office:meta>
</office:document-meta>
</file>